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officeooo:rsid="001ea940" officeooo:paragraph-rsid="001ea940" style:font-style-asian="italic" style:font-style-complex="italic"/>
    </style:style>
    <style:style style:name="P2" style:family="paragraph" style:parent-style-name="Standard">
      <style:text-properties fo:font-style="italic" style:text-underline-style="solid" style:text-underline-width="auto" style:text-underline-color="font-color" officeooo:rsid="0021dc40" officeooo:paragraph-rsid="0021dc40" style:font-style-asian="italic" style:font-style-complex="italic"/>
    </style:style>
    <style:style style:name="P3" style:family="paragraph" style:parent-style-name="Title">
      <style:text-properties officeooo:rsid="001ea940" officeooo:paragraph-rsid="001ea940"/>
    </style:style>
    <style:style style:name="P4" style:family="paragraph" style:parent-style-name="Standard">
      <style:text-properties fo:font-style="normal" style:text-underline-style="none" officeooo:rsid="001ea940" officeooo:paragraph-rsid="001ea940" style:font-style-asian="normal" style:font-style-complex="normal"/>
    </style:style>
    <style:style style:name="P5" style:family="paragraph" style:parent-style-name="Standard">
      <style:text-properties fo:font-style="normal" style:text-underline-style="none" officeooo:rsid="00213c93" officeooo:paragraph-rsid="001ea940" style:font-style-asian="normal" style:font-style-complex="normal"/>
    </style:style>
    <style:style style:name="P6" style:family="paragraph" style:parent-style-name="Standard">
      <style:text-properties fo:font-style="normal" style:text-underline-style="none" officeooo:rsid="00213c93" officeooo:paragraph-rsid="0024276c" style:font-style-asian="normal" style:font-style-complex="normal"/>
    </style:style>
    <style:style style:name="P7" style:family="paragraph" style:parent-style-name="Standard">
      <style:text-properties fo:font-style="normal" style:text-underline-style="none" officeooo:rsid="0021dc40" officeooo:paragraph-rsid="0021dc40" style:font-style-asian="normal" style:font-style-complex="normal"/>
    </style:style>
    <style:style style:name="P8" style:family="paragraph" style:parent-style-name="Standard">
      <style:text-properties fo:font-style="normal" style:text-underline-style="none" officeooo:rsid="0024276c" officeooo:paragraph-rsid="0024276c" style:font-style-asian="normal" style:font-style-complex="normal"/>
    </style:style>
    <style:style style:name="P9" style:family="paragraph" style:parent-style-name="Standard">
      <style:text-properties fo:font-style="normal" style:text-underline-style="none" officeooo:rsid="0024ea83" officeooo:paragraph-rsid="0024ea83" style:font-style-asian="normal" style:font-style-complex="normal"/>
    </style:style>
    <style:style style:name="P10" style:family="paragraph" style:parent-style-name="Standard">
      <style:text-properties fo:font-style="normal" style:text-underline-style="none" officeooo:rsid="0024f22d" officeooo:paragraph-rsid="0024f22d" style:font-style-asian="normal" style:font-style-complex="normal"/>
    </style:style>
    <style:style style:name="P11" style:family="paragraph" style:parent-style-name="Standard">
      <style:text-properties fo:font-style="normal" style:text-underline-style="none" officeooo:rsid="002600a2" officeooo:paragraph-rsid="002600a2" style:font-style-asian="normal" style:font-style-complex="normal"/>
    </style:style>
    <style:style style:name="P12" style:family="paragraph" style:parent-style-name="Standard">
      <style:text-properties fo:font-style="normal" style:text-underline-style="none" officeooo:rsid="002ac463" officeooo:paragraph-rsid="002ac463" style:font-style-asian="normal" style:font-style-complex="normal"/>
    </style:style>
    <style:style style:name="P13" style:family="paragraph" style:parent-style-name="Standard">
      <style:text-properties fo:font-style="italic" style:text-underline-style="solid" style:text-underline-width="auto" style:text-underline-color="font-color" officeooo:rsid="00213c93" officeooo:paragraph-rsid="0024276c" style:font-style-asian="italic" style:font-style-complex="italic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officeooo:rsid="001fb7b3" style:font-style-asian="normal" style:font-style-complex="normal"/>
    </style:style>
    <style:style style:name="T3" style:family="text">
      <style:text-properties officeooo:rsid="002242c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7498d" style:font-weight-asian="normal" style:font-weight-complex="normal"/>
    </style:style>
    <style:style style:name="T7" style:family="text">
      <style:text-properties fo:font-weight="normal" officeooo:rsid="002bf361" style:font-weight-asian="normal" style:font-weight-complex="normal"/>
    </style:style>
    <style:style style:name="T8" style:family="text">
      <style:text-properties fo:language="en" fo:country="US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pm, Gulp, Sass tutorial</text:p>
      <text:p text:style-name="Standard">Create npm-project and package.json file:</text:p>
      <text:p text:style-name="P1">npm init</text:p>
      <text:p text:style-name="P4"/>
      <text:p text:style-name="P1"><text:span text:style-name="T1">Add dependency to npm-project and place it in package.json file. </text:span><text:span text:style-name="T2">Every module will be save in node-mules folder</text:span><text:span text:style-name="T1">:</text:span></text:p>
      <text:p text:style-name="P1">npm install --save-dev &lt;dependency&gt;</text:p>
      <text:p text:style-name="P5"/>
      <text:p text:style-name="P7">The node_modules folder should be in the gitignore-file. All the dependencies are described in the package.json file and from there the dependencies should be downloade<text:span text:style-name="T3">d</text:span>. To download the dependencies via the package.json file you should use the following command:</text:p>
      <text:p text:style-name="P2">npm install</text:p>
      <text:p text:style-name="P7"/>
      <text:p text:style-name="P6">Create gulpfile that contains all the gulp tasks that can be executed. The name should be:</text:p>
      <text:p text:style-name="P13">gulpfile.js</text:p>
      <text:p text:style-name="P7"/>
      <text:p text:style-name="P8">You can fire the gulp tasks in the commandd line via:</text:p>
      <text:p text:style-name="P8">gulp &lt;task&gt;</text:p>
      <text:p text:style-name="P8"/>
      <text:p text:style-name="P9">Add the dependency <text:span text:style-name="T4">browsersync</text:span><text:span text:style-name="T5"> to automatically update the website in browser when editing the html, css or javascript code. You can do this by creating a task in gulp and define what paths (directories) you want to monitor. The files in the given paths will be checked for changes. If a file has changes the website will be reloaded automatically.</text:span></text:p>
      <text:p text:style-name="P9"><text:span text:style-name="T5"/></text:p>
      <text:p text:style-name="P10"><text:span text:style-name="T5">You also want to automatically update the browser when scss-files change. They should be compiled automatically to css-fils and then the browser should be updated. The method “</text:span><text:span text:style-name="T4">Watch</text:span><text:span text:style-name="T5">” of gulp can do this for you. You can create a gulp-task that watches the directory where all scss-files are placed. If a change has been made gulp automatically fires the task you have set to fire, in this case compiling scss files to css files. After that BrowserSync detects that the css-files are changed and reloads the webpage.</text:span></text:p>
      <text:p text:style-name="P10"><text:span text:style-name="T5"/></text:p>
      <text:p text:style-name="P11"><text:span text:style-name="T5">Use </text:span><text:span text:style-name="T4">gulp-autoprefixer </text:span><text:span text:style-name="T5">to automatically set browser prefixer when compiling scss to css files. This avoids a lot of </text:span><text:span text:style-name="T8">compatibility</text:span><text:span text:style-name="T5"> issues. In the gulp-autoprefixer method you can set how many browser versions </text:span><text:span text:style-name="T6">it should go back to.</text:span></text:p>
      <text:p text:style-name="P11"><text:span text:style-name="T6"/></text:p>
      <text:p text:style-name="P12"><text:span text:style-name="T6">G</text:span><text:span text:style-name="T5">ulp also can be used to copy files. This is handy when you want to seperate your source files and the ‘compiles’ files. Also you can add some functionality when </text:span><text:span text:style-name="T8">copying files, like minifying </text:span><text:span text:style-name="T5"><text:s/>the html, js or css files. </text:span><text:span text:style-name="T7">All you have to do when copying is define a src-location and a destination loc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01:17:20.093993546</meta:creation-date>
    <dc:date>2019-04-15T17:48:55.039648812</dc:date>
    <meta:editing-duration>PT1H26M16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343" meta:character-count="2053" meta:non-whitespace-character-count="1725"/>
  </office:meta>
</office:document-meta>
</file>